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101bb" officeooo:paragraph-rsid="001101bb"/>
    </style:style>
    <style:style style:name="P2" style:family="paragraph" style:parent-style-name="Text_20_body">
      <style:text-properties fo:color="#00a933" loext:opacity="100%" officeooo:rsid="00123eb7" officeooo:paragraph-rsid="00123eb7"/>
    </style:style>
    <style:style style:name="P3" style:family="paragraph" style:parent-style-name="Text_20_body">
      <style:text-properties officeooo:rsid="001630d0" officeooo:paragraph-rsid="001b1429"/>
    </style:style>
    <style:style style:name="P4" style:family="paragraph" style:parent-style-name="Heading_20_3">
      <style:text-properties fo:color="#81d41a" loext:opacity="100%" officeooo:rsid="001101bb" officeooo:paragraph-rsid="001101bb" fo:background-color="transparent"/>
    </style:style>
    <style:style style:name="P5" style:family="paragraph" style:parent-style-name="Heading_20_3">
      <style:text-properties officeooo:rsid="000efefa" officeooo:paragraph-rsid="000efefa"/>
    </style:style>
    <style:style style:name="P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630d0" officeooo:paragraph-rsid="001b1429" style:text-blinking="false" fo:background-color="transparent"/>
    </style:style>
    <style:style style:name="P7" style:family="paragraph" style:parent-style-name="Text_20_body" style:list-style-name="L1">
      <style:text-properties officeooo:paragraph-rsid="000efefa"/>
    </style:style>
    <style:style style:name="P8" style:family="paragraph" style:parent-style-name="Text_20_body" style:list-style-name="L1">
      <style:text-properties officeooo:rsid="001101bb" officeooo:paragraph-rsid="001101bb" fo:background-color="#81d41a"/>
    </style:style>
    <style:style style:name="P9" style:family="paragraph" style:parent-style-name="Text_20_body" style:list-style-name="L1">
      <style:text-properties officeooo:rsid="0015e6e2" officeooo:paragraph-rsid="0015e6e2" fo:background-color="#81d41a"/>
    </style:style>
    <style:style style:name="P10" style:family="paragraph" style:parent-style-name="Text_20_body" style:list-style-name="L2">
      <style:text-properties officeooo:rsid="000faf80" officeooo:paragraph-rsid="000faf80" fo:background-color="#81d41a"/>
    </style:style>
    <style:style style:name="P11" style:family="paragraph" style:parent-style-name="Text_20_body" style:list-style-name="L2">
      <style:text-properties officeooo:rsid="000f7ffe" officeooo:paragraph-rsid="000f7ffe" fo:background-color="#81d41a"/>
    </style:style>
    <style:style style:name="P12" style:family="paragraph" style:parent-style-name="Text_20_body" style:list-style-name="L2">
      <style:text-properties officeooo:rsid="00152c2c" officeooo:paragraph-rsid="00152c2c" fo:background-color="#81d41a"/>
    </style:style>
    <style:style style:name="P13" style:family="paragraph" style:parent-style-name="Text_20_body" style:list-style-name="L1">
      <style:text-properties officeooo:rsid="00152c2c" officeooo:paragraph-rsid="00152c2c"/>
    </style:style>
    <style:style style:name="P14" style:family="paragraph" style:parent-style-name="Text_20_body" style:list-style-name="L2">
      <style:text-properties officeooo:rsid="000faf80" officeooo:paragraph-rsid="000faf80" fo:background-color="#00a933"/>
    </style:style>
    <style:style style:name="P15" style:family="paragraph" style:parent-style-name="Text_20_body" style:list-style-name="L2">
      <style:text-properties officeooo:rsid="001b1429" officeooo:paragraph-rsid="001b1429" fo:background-color="#00a933"/>
    </style:style>
    <style:style style:name="P16" style:family="paragraph" style:parent-style-name="Text_20_body" style:list-style-name="L2">
      <style:text-properties officeooo:rsid="000f7ffe" officeooo:paragraph-rsid="000f7ffe" fo:background-color="#00a933"/>
    </style:style>
    <style:style style:name="P17" style:family="paragraph" style:parent-style-name="Text_20_body" style:list-style-name="L2">
      <style:text-properties officeooo:rsid="001101bb" officeooo:paragraph-rsid="001101bb" fo:background-color="#00a933"/>
    </style:style>
    <style:style style:name="P18" style:family="paragraph" style:parent-style-name="Text_20_body" style:list-style-name="L2">
      <style:text-properties officeooo:rsid="001101bb" officeooo:paragraph-rsid="001101bb"/>
    </style:style>
    <style:style style:name="P19" style:family="paragraph" style:parent-style-name="Text_20_body">
      <style:text-properties officeooo:rsid="001630d0" officeooo:paragraph-rsid="001b1429"/>
    </style:style>
    <style:style style:name="P20"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f86c2" style:text-blinking="false" fo:background-color="transparent"/>
    </style:style>
    <style:style style:name="P22"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630d0" officeooo:paragraph-rsid="001b1429" style:text-blinking="false" fo:background-color="transparent"/>
    </style:style>
    <style:style style:name="T1" style:family="text">
      <style:text-properties officeooo:rsid="000faf80"/>
    </style:style>
    <style:style style:name="T2" style:family="text">
      <style:text-properties officeooo:rsid="001101bb"/>
    </style:style>
    <style:style style:name="T3" style:family="text">
      <style:text-properties fo:background-color="transparent" loext:char-shading-value="0"/>
    </style:style>
    <style:style style:name="T4" style:family="text">
      <style:text-properties officeooo:rsid="001101bb" fo:background-color="transparent" loext:char-shading-value="0"/>
    </style:style>
    <style:style style:name="T5" style:family="text">
      <style:text-properties officeooo:rsid="001608b0" fo:background-color="transparent" loext:char-shading-value="0"/>
    </style:style>
    <style:style style:name="T6" style:family="text">
      <style:text-properties officeooo:rsid="0015e6e2" fo:background-color="transparent" loext:char-shading-value="0"/>
    </style:style>
    <style:style style:name="T7" style:family="text">
      <style:text-properties officeooo:rsid="0017edc0" fo:background-color="transparent" loext:char-shading-value="0"/>
    </style:style>
    <style:style style:name="T8" style:family="text">
      <style:text-properties officeooo:rsid="00195a48" fo:background-color="transparent" loext:char-shading-value="0"/>
    </style:style>
    <style:style style:name="T9" style:family="text">
      <style:text-properties officeooo:rsid="0019e2ba" fo:background-color="transparent" loext:char-shading-value="0"/>
    </style:style>
    <style:style style:name="T10" style:family="text">
      <style:text-properties officeooo:rsid="001b1429" fo:background-color="transparent" loext:char-shading-value="0"/>
    </style:style>
    <style:style style:name="T11" style:family="text">
      <style:text-properties officeooo:rsid="001cbfcf" fo:background-color="transparent" loext:char-shading-value="0"/>
    </style:style>
    <style:style style:name="T12" style:family="text">
      <style:text-properties officeooo:rsid="001d3dbf" fo:background-color="transparent" loext:char-shading-value="0"/>
    </style:style>
    <style:style style:name="T13" style:family="text">
      <style:text-properties fo:color="#00a933" loext:opacity="100%" officeooo:rsid="001608b0" fo:background-color="transparent" loext:char-shading-value="0"/>
    </style:style>
    <style:style style:name="T14" style:family="text">
      <style:text-properties officeooo:rsid="0019e2ba"/>
    </style:style>
    <style:style style:name="T15" style:family="text">
      <style:text-properties officeooo:rsid="001e1d5f"/>
    </style:style>
    <style:style style:name="T16" style:family="text">
      <style:text-properties officeooo:rsid="001cbfcf"/>
    </style:style>
    <style:style style:name="T17" style:family="text">
      <style:text-properties officeooo:rsid="001f86c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Bachelor thesis</text:span>:</text:p>
      <text:h text:style-name="P4" text:outline-level="3">Parts of the Projektpraktikum <text:span text:style-name="T15">(</text:span></text:h>
      <text:p text:style-name="P2"><text:span text:style-name="T4">T</text:span><text:span text:style-name="T3">oD</text:span><text:span text:style-name="T5">os</text:span></text:p>
      <text:h text:style-name="P5" text:outline-level="3">Research questions / project objective:</text:h>
      <text:list text:style-name="L1">
        <text:list-item>
          <text:p text:style-name="P8">What are characteristics of human discussions in social media and do they contain high quality subsets?</text:p>
        </text:list-item>
        <text:list-item>
          <text:p text:style-name="P9">Creating a structured, high quality conversation dataframe from social media data (like reddit)</text:p>
        </text:list-item>
        <text:list-item>
          <text:p text:style-name="P7">How are agent discussions different from human discussions?</text:p>
        </text:list-item>
        <text:list-item>
          <text:p text:style-name="P7">Can the difference between agent discussions and human discussions be minimized?</text:p>
        </text:list-item>
        <text:list-item>
          <text:p text:style-name="P7">Do agent discussions benefit from more human-like discussion behavior?</text:p>
        </text:list-item>
        <text:list-item>
          <text:p text:style-name="P13">Increase engagement of agent models since their discussions are often not very coherent</text:p>
        </text:list-item>
      </text:list>
      <text:h text:style-name="P5" text:outline-level="3">How to achieve this:</text:h>
      <text:list text:style-name="L2">
        <text:list-item>
          <text:p text:style-name="P10">Creating hierarchical threat structure where comments on the same level are ignored to get coherent discussions:</text:p>
          <text:list>
            <text:list-item>
              <text:p text:style-name="P10">no 2 threats with shared comments (unique discussions)</text:p>
            </text:list-item>
            <text:list-item>
              <text:p text:style-name="P10">always choose the longest threat for shared comments</text:p>
            </text:list-item>
          </text:list>
        </text:list-item>
        <text:list-item>
          <text:p text:style-name="P14">Does before filtering mean ALL posts or only archived posts with no media and ‘?’ at the end???</text:p>
        </text:list-item>
        <text:list-item>
          <text:p text:style-name="P10">Filtering:</text:p>
          <text:list>
            <text:list-item>
              <text:p text:style-name="P10">posts must be archived, have no media attachments, end with a ‘?’ in the title or self_text</text:p>
            </text:list-item>
            <text:list-item>
              <text:p text:style-name="P10">threats containing [removed] or [deleted] entries in author or body column are removed</text:p>
            </text:list-item>
            <text:list-item>
              <text:p text:style-name="P10">each threat must have exactly 3 authors with at least 2 comments each</text:p>
            </text:list-item>
            <text:list-item>
              <text:p text:style-name="P15">test 4 authors and compare plots</text:p>
            </text:list-item>
          </text:list>
        </text:list-item>
        <text:list-item>
          <text:p text:style-name="P11">Statistical overview of reddit data <text:span text:style-name="T1">before and after filtering</text:span>: </text:p>
          <text:list>
            <text:list-item>
              <text:p text:style-name="P11">number of threats</text:p>
            </text:list-item>
            <text:list-item>
              <text:p text:style-name="P11"><text:span text:style-name="T1">avg </text:span>comment length per threat <text:span text:style-name="T13">( ToDo on unfiltered)</text:span></text:p>
            </text:list-item>
            <text:list-item>
              <text:p text:style-name="P16">authors per threat</text:p>
            </text:list-item>
            <text:list-item>
              <text:p text:style-name="P11">subreddits with most threats</text:p>
            </text:list-item>
            <text:list-item>
              <text:p text:style-name="P10">thread length</text:p>
            </text:list-item>
            <text:list-item>
              <text:p text:style-name="P12">summed score per threat</text:p>
            </text:list-item>
            <text:list-item>
              <text:p text:style-name="P14"><text:soft-page-break/>semantic similarity</text:p>
            </text:list-item>
          </text:list>
        </text:list-item>
        <text:list-item>
          <text:p text:style-name="P17">Compare threats that were filtered out to others that were not (in the same subreddit?)</text:p>
        </text:list-item>
        <text:list-item>
          <text:p text:style-name="P18">Simulate agent discussions:</text:p>
          <text:list>
            <text:list-item>
              <text:p text:style-name="P18">Write a MALLM protocol to make discussions comparable to filtered reddit threats</text:p>
            </text:list-item>
          </text:list>
        </text:list-item>
        <text:list-item>
          <text:p text:style-name="P18">Fine tune agent model (on specific subreddits for apples to apples comparison?)</text:p>
        </text:list-item>
        <text:list-item>
          <text:p text:style-name="P18">quantitative comparison with filtered reddit threats on same criteria as before</text:p>
        </text:list-item>
        <text:list-item>
          <text:p text:style-name="P18">qualitative comparison between filtered reddit threats, agents before fine tuning, agents after fine tuning </text:p>
        </text:list-item>
      </text:list>
      <text:p text:style-name="P1"/>
      <text:h text:style-name="Heading_20_3" text:outline-level="3"><text:span text:style-name="T14">What I did</text:span>:</text:h>
      <text:p text:style-name="P3">The goal of this project was to create <text:span text:style-name="T6">a high quality </text:span><text:span text:style-name="T12">structured</text:span><text:span text:style-name="T6"> conversation </text:span><text:span text:style-name="T3">data set</text:span><text:span text:style-name="T6"> from social media data (like reddit). </text:span><text:span text:style-name="T3">To achieve this, I aim to identify the characteristics of human discussions in social media and to find out how they can be utilized to isolate a high quality subset. To find reasonable filtering criteria, I first explored the various annotation categories for posts and comments </text:span><text:span text:style-name="T7">and decided on the ones, that could prove to be useful in the quantitative exploration. Whilst categories like archived, controversiality and distinguished did not prove to be useful, author, score and subreddit looked very promising. At this point, I realized the hierarchical structure, underlying the reddit comment system, as comments cannot only be a reply to a post but also to another comment, which is perfect, since I am interested in coherent conversations. To utilize this, I turned the original new line separated json file into 73 database tables, containing posts and comments on different hierarchical levels. I stopped at level 73, leaving out the last 100 longest discussions since they </text:span><text:span text:style-name="T8">are rather outliers. To connect these comments together, I created a threads table that contains 1 id per column, with each column representing a hierarchical level. This table can be used to lookup comment threads and searching for a columns id in the associate table gives you the content and all other information on that comment. </text:span><text:span text:style-name="T9">To decide on my filtering criteria, I now wanted to get a statistical overview over this data, so I looked at the total number of threats, the average comment length per threat, authors per threat, subreddits with most threats, thread length distribution, summed score per threat, semantic similarity between the first and last comment of a threat. After seeing the results I decided I need some strong filtering criteria to improve the quality and drastically reduce the number of samples. For the posts I only kept those with no media attachment, no [removed]/[deleted] author, title or text (self_text in my annotations) and they have to have a question mark at the end of the title or text because I am not interested in posts with no comments, so this should </text:span><text:span text:style-name="T10">spur some engagement. For the comments I also don’t want any </text:span><text:span text:style-name="T9">[removed]/[deleted] author </text:span><text:span text:style-name="T10">or text (body in my annotations) and I want exactly 3 authors with at least 2 comments each. The latter is to make sure each author actually participates in the discussion and not just write 1 comment while the others really discuss, so it is supposed to increase the discussion quality. The criteria of 3 authors is different because it only serves the purpose of comparability between discussions. I wanted to have more than 2 authors to reduce the chance of a discussion getting stuck on something but having 4 authors would mean that the conversation has to reach a level of at least 9 (1 post and 2 comments each), which seemed to be too rare, so I decided on 3 to be the sweet spot. </text:span><text:span text:style-name="T11">After filtering, I checked the statistics of the now filtered dataset again </text:span><text:soft-page-break/><text:span text:style-name="T11">and immediately noticed good improvements that gave me confidence in my filtering. To be sure though, I created a small random subset of the filtered data and qualitatively looked at a few threats and compared them to threats that were filtered out.</text:span></text:p>
      <text:p text:style-name="P3"><text:span text:style-name="T11"/></text:p>
      <text:p text:style-name="P3"><text:span text:style-name="T11"/></text:p>
      <text:p text:style-name="P6"/>
      <text:p text:style-name="P22"><text:bookmark text:name="docs-internal-guid-6a41d5f8-7fff-3f9a-ef48-69a429b4d6da"/><text:span text:style-name="T16">Contribution: Find quantitative characteristics of agent discussions</text:span></text:p>
      <text:list text:style-name="L3">
        <text:list-item>
          <text:p text:style-name="P20">Experiment: Creating a discussion protocol for the MALLM framework to simulate conversation behavior that is comparable to human conversations from reddit</text:p>
        </text:list-item>
        <text:list-item>
          <text:p text:style-name="P21">Ex<text:span text:style-name="T17">periment: Literature search on c</text:span><text:span text:style-name="T16">urrent multi-agent LLM approaches</text:span></text:p>
        </text:list-item>
        <text:list-item>
          <text:p text:style-name="P21">Expected result:</text:p>
        </text:list-item>
      </text:list>
      <text:p text:style-name="P3"><text:span text:style-name="T11"/></text:p>
      <text:p text:style-name="P6"/>
      <text:p text:style-name="P3"><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2:57:36.699815067</meta:creation-date>
    <dc:date>2025-03-17T16:32:10.408039966</dc:date>
    <meta:editing-duration>PT5H18M12S</meta:editing-duration>
    <meta:editing-cycles>8</meta:editing-cycles>
    <meta:generator>LibreOffice/24.2.7.2$Linux_X86_64 LibreOffice_project/420$Build-2</meta:generator>
    <meta:document-statistic meta:table-count="0" meta:image-count="0" meta:object-count="0" meta:page-count="3" meta:paragraph-count="40" meta:word-count="921" meta:character-count="5556" meta:non-whitespace-character-count="4705"/>
  </office:meta>
</office:document-meta>
</file>